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Checkers game c blueprints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Evan Trembla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Basics of the game check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64 tiles; 8x8.</text:p>
              </text:list-item>
              <text:list-item>
                <text:p>Each square is either black or white(or any other light/dark contrsasting colors)</text:p>
              </text:list-item>
              <text:list-item>
                <text:p>There are two types of pieces:white and black</text:p>
              </text:list-item>
              <text:list-item>
                <text:p>Black goes on <text:s/>the end of the board(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25:47.134947352</meta:creation-date>
    <meta:editing-duration>PT7H19M30S</meta:editing-duration>
    <meta:editing-cycles>2</meta:editing-cycles>
    <meta:generator>LibreOffice/24.2.7.2$Linux_X86_64 LibreOffice_project/420$Build-2</meta:generator>
    <dc:title>Blueprint Plans</dc:title>
    <dc:date>2025-04-19T23:55:32.489613209</dc:date>
    <meta:document-statistic meta:object-count="67"/>
  </office:meta>
</office:document-meta>
</file>